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2.434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0" calcext:value-type="float">
            <text:p>40</text:p>
          </table:table-cell>
          <table:table-cell table:style-name="ce7" table:formula="of:=COUNTIF([.B7:.B135];&quot;X&quot;)" office:value-type="float" office:value="30" calcext:value-type="float">
            <text:p>30</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45" calcext:value-type="float">
            <text:p>4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12">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1" table:number-rows-repeated="89">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1">00/00/0000</text:date>, <text:time style:data-style-name="N2" text:time-value="20:07:14.0379784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1T20:08:19.938881226</dc:date>
    <meta:editing-duration>PT5H51M50S</meta:editing-duration>
    <meta:editing-cycles>61</meta:editing-cycles>
    <meta:document-statistic meta:table-count="1" meta:cell-count="225" meta:object-count="0"/>
  </office:meta>
</office:document-meta>
</file>